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1" style:list-style-name="">
      <style:paragraph-properties fo:text-align="justify" style:justify-single-word="false"/>
      <style:text-properties officeooo:paragraph-rsid="000ed005"/>
    </style:style>
    <style:style style:name="P4" style:family="paragraph" style:parent-style-name="Text_20_body">
      <style:paragraph-properties fo:text-align="start" style:justify-single-word="false"/>
      <style:text-properties fo:color="#2a6099" loext:opacity="100%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0f31bb"/>
    </style:style>
    <style:style style:name="P7" style:family="paragraph" style:parent-style-name="Text_20_body">
      <style:paragraph-properties fo:text-align="start" style:justify-single-word="false"/>
      <style:text-properties fo:color="#2a6099" loext:opacity="100%" officeooo:paragraph-rsid="000f31b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2a6099" loext:opacity="100%" fo:font-style="normal" style:font-style-asian="normal" style:font-style-complex="normal"/>
    </style:style>
    <style:style style:name="T3" style:family="text">
      <style:text-properties fo:color="#2a6099" loext:opacity="100%" fo:font-style="normal" officeooo:rsid="000ed005" style:font-style-asian="normal" style:font-style-complex="normal"/>
    </style:style>
    <style:style style:name="T4" style:family="text">
      <style:text-properties fo:font-style="normal" officeooo:rsid="000ed005" style:font-style-asian="normal" style:font-style-complex="normal"/>
    </style:style>
    <style:style style:name="T5" style:family="text">
      <style:text-properties fo:color="#00a933" loext:opacity="100%" fo:font-style="normal" officeooo:rsid="000f31bb" style:font-style-asian="normal" style:font-style-complex="normal"/>
    </style:style>
    <style:style style:name="T6" style:family="text">
      <style:text-properties fo:color="#ff0000" loext:opacity="100%" fo:font-style="normal" officeooo:rsid="000f31bb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Emphasis"><text:span text:style-name="T1">Gestión de usuarios</text:span></text:span></text:h>
      <text:p text:style-name="P2"><text:span text:style-name="Emphasis"><text:span text:style-name="T1"><text:s text:c="4"/>1. Crea una base de datos llamada wordpress para la aplicación web WordPress. </text:span></text:span></text:p>
      <text:p text:style-name="P2"><text:span text:style-name="Emphasis"><text:span text:style-name="T2">CREATE DATABASE wordpress;</text:span></text:span></text:p>
      <text:p text:style-name="P2"><text:span text:style-name="Emphasis"><text:span text:style-name="T1">2. Crea un usuario llamado wp_local_user que tenga todos los privilegios sobre la base de datos wordpress. Tenga en cuenta que el usuario wp_local_user sólo podrá conectarse desde la máquina local.</text:span></text:span></text:p>
      <text:p text:style-name="P2"><text:span text:style-name="Emphasis"><text:span text:style-name="T2">CREATE USER 'wp_local_user'@'localhost' IDENTIFIED BY '</text:span></text:span><text:span text:style-name="Emphasis"><text:span text:style-name="T3">conttraseña</text:span></text:span><text:span text:style-name="Emphasis"><text:span text:style-name="T2">_local';<text:line-break/>GRANT ALL PRIVILEGES ON wordpress.* TO 'wp_local_user'@'localhost';</text:span></text:span></text:p>
      <text:p text:style-name="P2"><text:span text:style-name="Emphasis"><text:span text:style-name="T1">3. Crea un usuario llamado wp_remote_user que tenga todos los privilegios sobre la base de datos wordpress y que pueda conectarse desde cualquier máquina.</text:span></text:span></text:p>
      <text:p text:style-name="P2"><text:span text:style-name="Emphasis"><text:span text:style-name="T2">CREATE USER 'wp_remote_user'@'%' IDENTIFIED BY '</text:span></text:span><text:span text:style-name="Emphasis"><text:span text:style-name="T3">contraseña</text:span></text:span><text:span text:style-name="Emphasis"><text:span text:style-name="T2">_</text:span></text:span><text:span text:style-name="Emphasis"><text:span text:style-name="T3">remote</text:span></text:span><text:span text:style-name="Emphasis"><text:span text:style-name="T2">';<text:line-break/>GRANT ALL PRIVILEGES ON wordpress.* TO 'wp_remote_user'@'%';</text:span></text:span></text:p>
      <text:p text:style-name="P2"><text:span text:style-name="Emphasis"><text:span text:style-name="T1">4. Crea un usuario llamado wp_read_user que sólo tenga permisos de lectura sobre la base de datos wordpress y que pueda conectarse desde cualquier máquina.</text:span></text:span></text:p>
      <text:p text:style-name="P2"><text:span text:style-name="Emphasis"><text:span text:style-name="T2">CREATE USER 'wp_read_user'@'%' IDENTIFIED BY '</text:span></text:span><text:span text:style-name="Emphasis"><text:span text:style-name="T3">contraseña</text:span></text:span><text:span text:style-name="Emphasis"><text:span text:style-name="T2">_read';<text:line-break/>GRANT SELECT ON wordpress.* TO 'wp_read_user'@'%';</text:span></text:span></text:p>
      <text:p text:style-name="P2"><text:span text:style-name="Emphasis"><text:span text:style-name="T1">5. Vuelva a crear un usuario llamado wp_read_user que tenga todos los privilegios sobre la base de datos wordpress y que sí pueda conectarse desde cualquier máquina. Utilice una contraseña diferente a la que utilizó para el usuario anterior.</text:span></text:span></text:p>
      <text:p text:style-name="P2"><text:span text:style-name="Emphasis"><text:span text:style-name="T2">DROP USER 'wp_read_user'@'%';<text:line-break/>CREATE USER 'wp_read_user'@'%' IDENTIFIED BY '</text:span></text:span><text:span text:style-name="Emphasis"><text:span text:style-name="T3">contraseña</text:span></text:span><text:span text:style-name="Emphasis"><text:span text:style-name="T2">_read_</text:span></text:span><text:span text:style-name="Emphasis"><text:span text:style-name="T3">2</text:span></text:span><text:span text:style-name="Emphasis"><text:span text:style-name="T2">';<text:line-break/>GRANT ALL PRIVILEGES ON wordpress.* TO 'wp_read_user'@'%';</text:span></text:span></text:p>
      <text:p text:style-name="P2"><text:span text:style-name="Emphasis"><text:span text:style-name="T1">6. Quítele los privilegios de CREATE, DROP, INSERT, DELETE y UPDATE al usuario wp_read_user que puede conectarse desde cualquier máquina sobre a base de datos wordpress.</text:span></text:span></text:p>
      <text:p text:style-name="P2"><text:span text:style-name="Emphasis"><text:span text:style-name="T2">REVOKE CREATE, DROP, INSERT, DELETE, UPDATE ON wordpress.* FROM 'wp_read_user'@'%';</text:span></text:span></text:p>
      <text:p text:style-name="P2"><text:span text:style-name="Emphasis"><text:span text:style-name="T1">7. Muestre un listado de todos lo usuarios que ha creado en MySQL.</text:span></text:span></text:p>
      <text:p text:style-name="P2"><text:span text:style-name="Emphasis"><text:span text:style-name="T2">SELECT User, Host FROM mysql.user;</text:span></text:span></text:p>
      <text:p text:style-name="P2"><text:span text:style-name="Emphasis"><text:span text:style-name="T1">8. Muestre los permisos que tiene el usuario wp_read_user que puede conectarse desde cualquier máquina.</text:span></text:span></text:p>
      <text:p text:style-name="P2"><text:span text:style-name="Emphasis"><text:span text:style-name="T2">SHOW GRANTS FOR 'wp_read_user'@'%';</text:span></text:span></text:p>
      <text:p text:style-name="P2"><text:span text:style-name="Emphasis"><text:span text:style-name="T1"/></text:span></text:p>
      <text:p text:style-name="P2"><text:span text:style-name="Emphasis"><text:span text:style-name="T1">9. Elimine el usuario wp_read_user que puede conectarse desde cualquier máquina.</text:span></text:span></text:p>
      <text:p text:style-name="P2"><text:span text:style-name="Emphasis"><text:span text:style-name="T2">DROP USER 'wp_read_user'@'%';</text:span></text:span></text:p>
      <text:h text:style-name="P3" text:outline-level="1"><text:soft-page-break/><text:span text:style-name="Emphasis"><text:span text:style-name="T1">Gestión de </text:span></text:span><text:span text:style-name="Emphasis"><text:span text:style-name="T4">roles</text:span></text:span></text:h>
      <text:p text:style-name="P2"><text:span text:style-name="Emphasis"><text:span text:style-name="T1">1. Crea 3 roles. El primero de ellos tendrá todos los privilegios. El segundo, el privilegio select y el tercero los privilegios INSERT, UPDATE y DELETE. Todos estos privilegios afectarán a todas las bases de datos del servidor.</text:span></text:span></text:p>
      <text:p text:style-name="P4">CREATE ROLE 'rol_todos';<text:line-break/>CREATE ROLE 'rol_select';<text:line-break/>CREATE ROLE 'rol_modificacion';</text:p>
      <text:p text:style-name="P4">GRANT ALL PRIVILEGES ON *.* TO 'rol_todos';<text:line-break/>GRANT SELECT ON *.* TO 'rol_select';<text:line-break/>GRANT INSERT, UPDATE, DELETE ON *.* TO 'rol_modificacion';</text:p>
      <text:p text:style-name="P2"><text:span text:style-name="Emphasis"><text:span text:style-name="T1">2. Crea un usuario llamado administrador, al que se le asignará el primer rol.</text:span></text:span></text:p>
      <text:p text:style-name="P5"><text:span text:style-name="Emphasis"><text:span text:style-name="T2">CREATE USER 'administrador'@'%' IDENTIFIED BY 'admin_pass';<text:line-break/>GRANT 'rol_todos' TO 'administrador'@'%';<text:line-break/>SET DEFAULT ROLE 'rol_todos' TO 'administrador'@'%';</text:span></text:span></text:p>
      <text:p text:style-name="P2"><text:span text:style-name="Emphasis"><text:span text:style-name="T1"/></text:span></text:p>
      <text:p text:style-name="P2"><text:span text:style-name="Emphasis"><text:span text:style-name="T1">3. Crea dos cuentas de usuario, lector1 y lector2, a las que se les asignará el segundo rol.</text:span></text:span></text:p>
      <text:p text:style-name="P5"><text:span text:style-name="Emphasis"><text:span text:style-name="T2">CREATE USER 'lector1'@'%' IDENTIFIED BY 'lector1_pass';<text:line-break/>CREATE USER 'lector2'@'%' IDENTIFIED BY 'lector2_pass';<text:line-break/>GRANT 'rol_select' TO 'lector1'@'%','lector2'@'%';<text:line-break/>SET DEFAULT ROLE 'rol_select' TO 'lector1'@'%','lector2'@'%';</text:span></text:span></text:p>
      <text:p text:style-name="P2"><text:span text:style-name="Emphasis"><text:span text:style-name="T1">4. Crea dos cuentas de usuario, modificador1 y modificador2, a las que se les asignará el tercer rol.</text:span></text:span></text:p>
      <text:p text:style-name="P5"><text:span text:style-name="Emphasis"><text:span text:style-name="T2">CREATE USER 'modificador1'@'%' IDENTIFIED BY 'mod1_pass';<text:line-break/>CREATE USER 'modificador2'@'%' IDENTIFIED BY 'mod2_pass';<text:line-break/>GRANT 'rol_modificacion' TO 'modificador1'@'%','modificador2'@'%';<text:line-break/>SET DEFAULT ROLE 'rol_modificacion' TO 'modificador1'@'%','modificador2'@'%';</text:span></text:span></text:p>
      <text:p text:style-name="P2"><text:span text:style-name="Emphasis"><text:span text:style-name="T1"/></text:span></text:p>
      <text:p text:style-name="P6"><text:span text:style-name="Emphasis"><text:span text:style-name="T1">5. Establece para cada cuenta de usuario los roles predeterminados para que puedan acceder al servidor.</text:span></text:span></text:p>
      <text:p text:style-name="P7">-- Administrador con rol completo<text:line-break/>SET DEFAULT ROLE 'rol_todos' TO 'administrador'@'%';<text:line-break/><text:line-break/>-- Lectores con rol de solo lectura<text:line-break/>SET DEFAULT ROLE 'rol_select' TO 'lector1'@'%';<text:line-break/>SET DEFAULT ROLE 'rol_select' TO 'lector2'@'%';<text:line-break/><text:line-break/>-- Modificadores con rol de modificación<text:line-break/>SET DEFAULT ROLE 'rol_modificacion' TO 'modificador1'@'%';<text:line-break/>SET DEFAULT ROLE 'rol_modificacion' TO 'modificador2'@'%';</text:p>
      <text:p text:style-name="P6"><text:soft-page-break/><text:span text:style-name="Emphasis"><text:span text:style-name="T1">6. Inicia sesión con el usuario lector1, ejecuta una sentencia select y una sentencia update. ¿Qué sucede?</text:span></text:span></text:p>
      <text:p text:style-name="P6"><text:span text:style-name="Emphasis"><text:span text:style-name="T2">SELECT * FROM wordpress.mi_tabla;</text:span></text:span></text:p>
      <text:p text:style-name="P6"><text:span text:style-name="Emphasis"><text:span text:style-name="T5">Funciona correctamente, porque el fol_select tiene privilegio de lectura.</text:span></text:span></text:p>
      <text:p text:style-name="P6"><text:span text:style-name="Emphasis"><text:span text:style-name="T2">UPDATE wordpress.mi_tabla SET campo='nuevo' WHERE id=1;</text:span></text:span></text:p>
      <text:p text:style-name="P6"><text:span text:style-name="Emphasis"><text:span text:style-name="T6">Error de permisos porque el rol_select no invluye permisos de modificación.</text:span></text:span></text:p>
      <text:p text:style-name="P6"><text:span text:style-name="Emphasis"><text:span text:style-name="T1"/></text:span></text:p>
      <text:p text:style-name="P6"><text:span text:style-name="Emphasis"><text:span text:style-name="T1">7. Revoca el privilegio DELETE del tercer rol. Inicia sesión con el usuario modificador2 y ejecuta una sentencia delete. ¿Qué sucede?</text:span></text:span></text:p>
      <text:p text:style-name="P6"><text:span text:style-name="Emphasis"><text:span text:style-name="T2">REVOKE DELETE ON *.* FROM 'rol_modificacion';</text:span></text:span></text:p>
      <text:p text:style-name="P6"><text:span text:style-name="Emphasis"><text:span text:style-name="T2">DELETE FROM wordpress.mi_tabla WHERE id=1;</text:span></text:span></text:p>
      <text:p text:style-name="P6"><text:span text:style-name="Emphasis"><text:span text:style-name="T1"/></text:span></text:p>
      <text:p text:style-name="P6"><text:span text:style-name="Emphasis"><text:span text:style-name="T1">8. Elimina todos los roles que has creado. Inicia sesión con el usuario administrador y ejecuta una sentencia select. ¿Qué sucede?</text:span></text:span></text:p>
      <text:p text:style-name="P6"><text:span text:style-name="Emphasis"><text:span text:style-name="T2">DROP ROLE 'rol_todos','rol_select','rol_modificacion';</text:span></text:span></text:p>
      <text:p text:style-name="P6"><text:span text:style-name="Emphasis"><text:span text:style-name="T2">SELECT * FROM wordpress.mi_tabla;</text:span></text:span></text:p>
      <text:p text:style-name="P6"><text:span text:style-name="Emphasis"><text:span text:style-name="T6">Error de permisos, porque al elimnar los roles, el susuario admin se queda sin privilegio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ed005" officeooo:paragraph-rsid="000ed0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antana Bueno<text:tab/><text:tab/>1ºDAW Bases de dat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18:02:32.930380500</meta:creation-date>
    <dc:date>2025-12-19T18:35:54.821897500</dc:date>
    <meta:editing-duration>PT33M21S</meta:editing-duration>
    <meta:editing-cycles>3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44" meta:word-count="653" meta:character-count="4779" meta:non-whitespace-character-count="4162"/>
  </office:meta>
</office:document-meta>
</file>